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HT-seq count:</text:p>
      <text:p text:style-name="Standard">Warning: 875836 reads with missing mate encountered.</text:p>
      <text:p text:style-name="Standard"/>
      <text:p text:style-name="Standard">- Important note: there are two datasets with same pubmed I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13:24:23.144565896</meta:creation-date>
    <dc:date>2021-11-22T15:15:29.387203120</dc:date>
    <meta:editing-duration>PT1M6S</meta:editing-duration>
    <meta:editing-cycles>2</meta:editing-cycles>
    <meta:generator>LibreOffice/7.1.6.2$Linux_X86_64 LibreOffice_project/10$Build-2</meta:generator>
    <meta:document-statistic meta:table-count="0" meta:image-count="0" meta:object-count="0" meta:page-count="1" meta:paragraph-count="3" meta:word-count="21" meta:character-count="127" meta:non-whitespace-character-count="109"/>
  </office:meta>
</office:document-meta>
</file>